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DIN" svg:font-family="DIN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31mm"/>
    </style:style>
    <style:style style:name="co2" style:family="table-column">
      <style:table-column-properties fo:break-before="auto" style:column-width="38.14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29mm"/>
    </style:style>
    <style:style style:name="co6" style:family="table-column">
      <style:table-column-properties fo:break-before="auto" style:column-width="48.44mm"/>
    </style:style>
    <style:style style:name="co7" style:family="table-column">
      <style:table-column-properties fo:break-before="auto" style:column-width="55.84mm"/>
    </style:style>
    <style:style style:name="co8" style:family="table-column">
      <style:table-column-properties fo:break-before="auto" style:column-width="52.02mm"/>
    </style:style>
    <style:style style:name="co9" style:family="table-column">
      <style:table-column-properties fo:break-before="auto" style:column-width="92.94mm"/>
    </style:style>
    <style:style style:name="co10" style:family="table-column">
      <style:table-column-properties fo:break-before="auto" style:column-width="29.35mm"/>
    </style:style>
    <style:style style:name="co11" style:family="table-column">
      <style:table-column-properties fo:break-before="auto" style:column-width="14.43mm"/>
    </style:style>
    <style:style style:name="co12" style:family="table-column">
      <style:table-column-properties fo:break-before="auto" style:column-width="14.69mm"/>
    </style:style>
    <style:style style:name="co13" style:family="table-column">
      <style:table-column-properties fo:break-before="auto" style:column-width="49.76mm"/>
    </style:style>
    <style:style style:name="co14" style:family="table-column">
      <style:table-column-properties fo:break-before="auto" style:column-width="47.2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07.14mm" fo:break-before="auto" style:use-optimal-row-height="true"/>
    </style:style>
    <style:style style:name="ro6" style:family="table-row">
      <style:table-row-properties style:row-height="36.05mm" fo:break-before="auto" style:use-optimal-row-height="true"/>
    </style:style>
    <style:style style:name="ro7" style:family="table-row">
      <style:table-row-properties style:row-height="24.22mm" fo:break-before="auto" style:use-optimal-row-height="true"/>
    </style:style>
    <style:style style:name="ro8" style:family="table-row">
      <style:table-row-properties style:row-height="28.17mm" fo:break-before="auto" style:use-optimal-row-height="true"/>
    </style:style>
    <style:style style:name="ro9" style:family="table-row">
      <style:table-row-properties style:row-height="4.99mm" fo:break-before="auto" style:use-optimal-row-height="true"/>
    </style:style>
    <style:style style:name="ro10" style:family="table-row">
      <style:table-row-properties style:row-height="49.74mm" fo:break-before="auto" style:use-optimal-row-height="true"/>
    </style:style>
    <style:style style:name="ro11" style:family="table-row">
      <style:table-row-properties style:row-height="27.38mm" fo:break-before="auto" style:use-optimal-row-height="true"/>
    </style:style>
    <style:style style:name="ro12" style:family="table-row">
      <style:table-row-properties style:row-height="18.42mm" fo:break-before="auto" style:use-optimal-row-height="true"/>
    </style:style>
    <style:style style:name="ro13" style:family="table-row">
      <style:table-row-properties style:row-height="31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wrap-option="wrap" style:vertical-align="top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tyle="italic" style:font-style-asian="italic" style:font-style-complex="italic"/>
    </style:style>
    <style:style style:name="ce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8" style:family="table-cell" style:parent-style-name="Default" style:data-style-name="N11">
      <style:table-cell-properties fo:wrap-option="wrap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 style:vertical-align="top"/>
      <style:text-properties fo:color="#231f20" fo:font-size="11pt" fo:font-weight="bold" style:font-weight-asian="bold" style:font-name-complex="DIN" style:font-weight-complex="bold"/>
    </style:style>
    <style:style style:name="ce13" style:family="table-cell" style:parent-style-name="Default">
      <style:table-cell-properties fo:wrap-option="wrap" style:vertical-align="top"/>
      <style:text-properties fo:color="#231f20" fo:font-size="11pt" style:font-name-complex="DIN"/>
    </style:style>
    <style:style style:name="ce14" style:family="table-cell" style:parent-style-name="Default">
      <style:table-cell-properties fo:wrap-option="wrap" style:vertical-align="top"/>
      <style:text-properties fo:color="#231f20" style:font-name="DIN" fo:font-size="11pt" style:font-name-complex="DIN"/>
    </style:style>
    <style:style style:name="ce15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 style:vertical-align="top"/>
      <style:text-properties fo:color="#231f20" style:font-name="DIN" fo:font-size="11pt" fo:language="en" fo:country="US" style:font-name-asian="Arial" style:font-size-asian="10.5pt" style:language-asian="en" style:country-asian="US" style:font-name-complex="DIN" style:font-size-complex="10.5pt" style:language-complex="en" style:country-complex="U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Arial" fo:font-weight="normal" fo:font-style="normal" style:letter-kerning="true" style:font-name-asian="Arial" style:font-name-complex="DIN" style:font-size-asian="10.5pt" style:font-size-complex="10.5pt"/>
    </style:style>
    <style:style style:name="T4" style:family="text">
      <style:text-properties fo:font-weight="normal" fo:font-style="normal" style:letter-kerning="true" style:font-name-complex="DIN" style:font-name="DIN" style:font-name-asian="DIN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style:letter-kerning="true" style:font-name-complex="DIN" style:font-name="DIN" style:font-name-asian="DIN" style:font-size-asian="11pt" style:font-size-complex="11pt"/>
    </style:style>
    <style:style style:name="T6" style:family="text">
      <style:text-properties style:letter-kerning="true" style:font-name-asian="Arial" style:font-name-complex="DIN" style:font-size-asian="10.5pt" style:font-size-complex="10.5pt"/>
    </style:style>
    <style:style style:name="T7" style:family="text">
      <style:text-properties style:letter-kerning="true" style:font-name-complex="DIN" style:font-name-asian="DIN" style:font-size-asian="11pt" style:font-size-complex="11pt"/>
    </style:style>
    <style:style style:name="T8" style:family="text">
      <style:text-properties style:letter-kerning="true" style:font-name-complex="DIN" style:font-name-asian="DIN" style:font-size-asian="11pt" style:font-size-complex="11pt" fo:font-weight="normal" fo:font-style="normal"/>
    </style:style>
    <style:style style:name="T9" style:family="text">
      <style:text-properties fo:font-weight="normal" fo:font-style="normal" style:letter-kerning="true" style:font-name-asian="Arial" style:font-name-complex="DIN" style:font-size-asian="10.5pt" style:font-size-complex="10.5pt"/>
    </style:style>
  </office:automatic-styles>
  <office:body>
    <office:spreadsheet>
      <table:calculation-settings table:automatic-find-labels="false"/>
      <table:table table:name="Conceitos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Conceitos</text:p>
          </table:table-cell>
          <table:table-cell table:style-name="ce1" office:value-type="string" calcext:value-type="string">
            <text:p>Rel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gagem Cultur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ital Cultur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ital Econôm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tegorizaçã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e Domina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empenho Esco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iguald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ferença Soc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ribuição de Cap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ribuição Soc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mento Cultur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mento Institucion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sino Superior</text:p>
          </table:table-cell>
          <table:table-cell office:value-type="string" calcext:value-type="string">
            <text:p>Aces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asão Esco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eriência Esco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mas Identitári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nteira Simbólic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Habit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erarquia Soc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entidade Conserv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entidade Legitimado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entidade Social</text:p>
          </table:table-cell>
          <table:table-cell office:value-type="string" calcext:value-type="string">
            <text:p>Autoidentificação, continuidade; ser consigo ao longo do tempo; crise nas categorias de identificação; Identidades de resistênc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gualdade Form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dividualidade Coletiva (<text:span text:style-name="T1">Embattled Selfhood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tituição Soc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ação Soc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riz Famili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bilidade Soc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iva Domina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igem Socioeconôm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spectiva Cultura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Pertencimento Social</text:p>
          </table:table-cell>
          <table:table-cell office:value-type="string" calcext:value-type="string">
            <text:p>Autoidentificação, continuidade; ser consigo ao longo do tem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ítica Socioeconôm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ição Soc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cesso de Seleçã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U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conhecimento Ger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ificação de Identid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stema Cultur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stema Simból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jetória Descend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jetória Esco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jetória Obje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ores de Distinção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odologia" table:style-name="ta1">
        <table:table-column table:style-name="co2" table:default-cell-style-name="ce4"/>
        <table:table-column table:style-name="co3" table:default-cell-style-name="ce4"/>
        <table:table-column table:style-name="co4" table:number-columns-repeated="1020" table:default-cell-style-name="ce4"/>
        <table:table-row table:style-name="ro1">
          <table:table-cell table:style-name="Default"/>
          <table:table-cell table:style-name="ce5" office:value-type="string" calcext:value-type="string">
            <text:p>Metodologia</text:p>
          </table:table-cell>
          <table:table-cell table:style-name="ce1" office:value-type="string" calcext:value-type="string">
            <text:p>Sujeito</text:p>
          </table:table-cell>
          <table:table-cell table:style-name="ce5" office:value-type="string" calcext:value-type="string">
            <text:p>Instituição</text:p>
          </table:table-cell>
          <table:table-cell table:style-name="Default"/>
          <table:table-cell table:number-columns-repeated="1017"/>
        </table:table-row>
        <table:table-row table:style-name="ro5">
          <table:table-cell table:style-name="Default"/>
          <table:table-cell table:style-name="ce6" office:value-type="string" calcext:value-type="string">
            <text:p>Snowball Sampling<text:span text:style-name="T2">; universo restrito; incapaz de explicar situações para além do espaço amostral; competente quando de considera uma população específica ou quando é possível desconsiderar o universo total – estudos de caso-controle</text:span></text:p>
          </table:table-cell>
          <table:table-cell office:value-type="string" calcext:value-type="string">
            <text:p>Jovem recém-formado bolsista do ProUni Integral; faixa de renda preestabelecida; conclusão de ensino médio na rede pública de ensino ou rede privada como bolsista; estágio final de conclusão de graduação em pesquisa anterior, realizada no segundo semestre de 2010</text:p>
          </table:table-cell>
          <table:table-cell office:value-type="string" calcext:value-type="string">
            <text:p>Universidade Católica de Pernambuco;</text:p>
            <text:p>Centro Universitário Maurício de Nassau,</text:p>
            <text:p>Faculdade Joaquim Nabuco;</text:p>
            <text:p>Faculdade Vale do Ipojuca;</text:p>
            <text:p>Faculdades Integradas Barros Mello;</text:p>
            <text:p>Faculdade Integrada de Pernambuco.</text:p>
          </table:table-cell>
          <table:table-cell table:style-name="Default"/>
          <table:table-cell table:number-columns-repeated="1017"/>
        </table:table-row>
        <table:table-row table:style-name="ro1" table:number-rows-repeated="104857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Dados" table:style-name="ta1">
        <table:table-column table:style-name="co5" table:default-cell-style-name="ce9"/>
        <table:table-column table:style-name="co4" table:number-columns-repeated="1023" table:default-cell-style-name="ce9"/>
        <table:table-row table:style-name="ro6">
          <table:table-cell table:style-name="ce7" office:value-type="string" calcext:value-type="string">
            <text:p>Bolsistas ProUni em relação aos estudantes matriculados na educação superior em Pernambuco</text:p>
          </table:table-cell>
          <table:table-cell office:value-type="string" calcext:value-type="string">
            <text:p>Bolsistas ProUni em relação aos estudantes na rede privada da educação superior em Pernambuco</text:p>
          </table:table-cell>
          <table:table-cell table:number-columns-repeated="1022"/>
        </table:table-row>
        <table:table-row table:style-name="ro1">
          <table:table-cell table:style-name="ce8" office:value-type="percentage" office:value="0.026" calcext:value-type="percentage">
            <text:p>2,60%</text:p>
          </table:table-cell>
          <table:table-cell table:style-name="ce8" office:value-type="percentage" office:value="0.043" calcext:value-type="percentage">
            <text:p>4,30%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icipantes" table:style-name="ta1">
        <table:table-column table:style-name="co6" table:default-cell-style-name="ce9"/>
        <table:table-column table:style-name="co4" table:number-columns-repeated="1023" table:default-cell-style-name="ce9"/>
        <table:table-row table:style-name="ro1">
          <table:table-cell table:style-name="ce10" office:value-type="string" calcext:value-type="string">
            <text:p>Observações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esistência em participaçã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ficulta-se o acesso aos alunos pela instituiçã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Identificação de um pequeno grupo inicial de estudantes bolsista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Indicação de novos participantes por meio dos inicialmente selecionado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teração entre os sujeitos entrevistad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spectivas própria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orma com a qual ele identifica seus par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licitação de dados sobre sujeitos a serem indicado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Percepção do ponto de saturação: novos indivíduos não interferem no padrão de resposta obtido ou indicação de sujeitos que já tenham participado do estudo</text:p>
          </table:table-cell>
          <table:table-cell table:number-columns-repeated="102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evistas" table:style-name="ta1">
        <table:table-column table:style-name="co7" table:default-cell-style-name="ce4"/>
        <table:table-column table:style-name="co4" table:number-columns-repeated="1023" table:default-cell-style-name="ce4"/>
        <table:table-row table:style-name="ro3">
          <table:table-cell table:style-name="ce5" office:value-type="string" calcext:value-type="string">
            <text:p>Questionamento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Experiências e vivências na educação superior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Percepção dos estudantes sobre as diferenças sociais e econômicas entre bolsistas e não bolsistas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percepção dos bolsistas sobre seu desempenho escolar e sobre o desempenho escolar dos não bolsista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que cultural em relação aos novos e antigos estudantes que, devido à desigualdade socioeconômica e cultural, exige, sobretudo dos primeiros, uma reidentificação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oria" table:style-name="ta1"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caracterização do indivíduo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capital</text:p>
          </table:table-cell>
          <table:table-cell table:style-name="ce11" office:value-type="string" calcext:value-type="string">
            <text:p>exemplos</text:p>
          </table:table-cell>
          <table:table-cell table:style-name="ce11" office:value-type="string" calcext:value-type="string">
            <text:p>ti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onômico</text:p>
          </table:table-cell>
          <table:table-cell office:value-type="string" calcext:value-type="string">
            <text:p>bens e serviç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ial</text:p>
          </table:table-cell>
          <table:table-cell office:value-type="string" calcext:value-type="string">
            <text:p>relacionamentos sociais influentes mantidos pela famíl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itucionalizado</text:p>
          </table:table-cell>
          <table:table-cell office:value-type="string" calcext:value-type="string">
            <text:p>títulos escolares</text:p>
          </table:table-cell>
          <table:table-cell table:number-columns-repeated="5"/>
        </table:table-row>
      </table:table>
      <table:table table:name="Contexto" table:style-name="ta1">
        <table:table-column table:style-name="co13" table:default-cell-style-name="ce2"/>
        <table:table-column table:style-name="co14" table:default-cell-style-name="ce2"/>
        <table:table-column table:style-name="co4" table:number-columns-repeated="1022" table:default-cell-style-name="ce2"/>
        <table:table-row table:style-name="ro9">
          <table:table-cell table:style-name="ce12" office:value-type="string" calcext:value-type="string">
            <text:p>Internacional</text:p>
          </table:table-cell>
          <table:table-cell table:style-name="ce15" office:value-type="string" calcext:value-type="string">
            <text:p>Brasil</text:p>
          </table:table-cell>
          <table:table-cell table:number-columns-repeated="1022"/>
        </table:table-row>
        <table:table-row table:style-name="ro10">
          <table:table-cell table:style-name="ce13" office:value-type="string" calcext:value-type="string">
            <text:p><text:span text:style-name="T3">gap </text:span><text:span text:style-name="T4">de acesso e de desempenho </text:span><text:span text:style-name="T5">escolar entre as diferentes classes sociais</text:span></text:p>
          </table:table-cell>
          <table:table-cell table:style-name="ce16" office:value-type="string" calcext:value-type="string">
            <text:p><text:span text:style-name="T9">Inciso V do art. 4º da LDB:</text:span></text:p>
            <text:p><text:span text:style-name="T9">Art. 4º O dever do Estado com educação escolar pública será efetivado mediante a garantia de:</text:span></text:p>
            <text:p><text:span text:style-name="T9">V - acesso aos níveis mais elevados do ensino, da pesquisa e da criação artística, segundo a capacidade de cada um;</text:span></text:p>
          </table:table-cell>
          <table:table-cell table:number-columns-repeated="1022"/>
        </table:table-row>
        <table:table-row table:style-name="ro11">
          <table:table-cell table:style-name="ce14" office:value-type="string" calcext:value-type="string">
            <text:p><text:span text:style-name="T6">políticas sociais e econômicas que alimentaram as </text:span><text:span text:style-name="T7">desigualdades encontradas na educação superior</text:span></text:p>
          </table:table-cell>
          <table:table-cell table:number-columns-repeated="1023"/>
        </table:table-row>
        <table:table-row table:style-name="ro12">
          <table:table-cell table:style-name="ce14" office:value-type="string" calcext:value-type="string">
            <text:p><text:span text:style-name="T6">causas sociais tendem a ser colocadas de lado, </text:span><text:span text:style-name="T7">em nome da qualidade da educação</text:span></text:p>
          </table:table-cell>
          <table:table-cell table:number-columns-repeated="1023"/>
        </table:table-row>
        <table:table-row table:style-name="ro11">
          <table:table-cell table:style-name="ce14" office:value-type="string" calcext:value-type="string">
            <text:p><text:span text:style-name="T6">discurso conservador </text:span><text:span text:style-name="T7">e meritocrático, permeado pela ideia de que estas instituições destinam-seaos melhores estudantes </text:span></text:p>
          </table:table-cell>
          <table:table-cell table:number-columns-repeated="1023"/>
        </table:table-row>
        <table:table-row table:style-name="ro13">
          <table:table-cell table:style-name="ce14" office:value-type="string" calcext:value-type="string">
            <text:p><text:span text:style-name="T6">ações afirmativas governamentais </text:span><text:span text:style-name="T7">têm visado à correção das desvantagens oriundas de históricos sociais específicos, </text:span><text:span text:style-name="T8">deixando de lado questões estruturais.</text:span>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onceitos.A1:Conceitos.B4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DIN" svg:font-family="DIN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/00/0000</text:date>, <text:time style:data-style-name="N2" text:time-value="10:18:30.11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9:11:35.627000000</meta:creation-date>
    <dc:date>2016-09-22T16:59:54.683000000</dc:date>
    <meta:editing-duration>PT12H16M27S</meta:editing-duration>
    <meta:editing-cycles>46</meta:editing-cycles>
    <meta:generator>LibreOffice/4.4.4.3$Windows_x86 LibreOffice_project/2c39ebcf046445232b798108aa8a7e7d89552ea8</meta:generator>
    <meta:document-statistic meta:table-count="7" meta:cell-count="92" meta:object-count="0"/>
  </office:meta>
</office:document-meta>
</file>